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float" office:value="2581" calcext:value-type="float">
            <text:p>2581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2453" calcext:value-type="float">
            <text:p>2453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float" office:value="2542" calcext:value-type="float">
            <text:p>2542</text:p>
          </table:table-cell>
          <table:table-cell table:style-name="ce1" office:value-type="float" office:value="2982" calcext:value-type="float">
            <text:p>2982</text:p>
          </table:table-cell>
        </table:table-row>
        <table:table-row table:style-name="ro1">
          <table:table-cell table:style-name="ce1" office:value-type="float" office:value="2962" calcext:value-type="float">
            <text:p>2962</text:p>
          </table:table-cell>
          <table:table-cell table:style-name="ce1" office:value-type="float" office:value="2965" calcext:value-type="float">
            <text:p>2965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2758" calcext:value-type="float">
            <text:p>2758</text:p>
          </table:table-cell>
          <table:table-cell table:style-name="ce1" office:value-type="float" office:value="2231" calcext:value-type="float">
            <text:p>2231</text:p>
          </table:table-cell>
        </table:table-row>
        <table:table-row table:style-name="ro1"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2957" calcext:value-type="float">
            <text:p>2957</text:p>
          </table:table-cell>
          <table:table-cell table:style-name="ce1" office:value-type="float" office:value="2894" calcext:value-type="float">
            <text:p>2894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603" calcext:value-type="float">
            <text:p>2603</text:p>
          </table:table-cell>
        </table:table-row>
        <table:table-row table:style-name="ro1"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876" calcext:value-type="float">
            <text:p>2876</text:p>
          </table:table-cell>
          <table:table-cell table:style-name="ce1" office:value-type="float" office:value="2140" calcext:value-type="float">
            <text:p>2140</text:p>
          </table:table-cell>
        </table:table-row>
        <table:table-row table:style-name="ro1"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2971" calcext:value-type="float">
            <text:p>2971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2168" calcext:value-type="float">
            <text:p>2168</text:p>
          </table:table-cell>
        </table:table-row>
        <table:table-row table:style-name="ro1">
          <table:table-cell table:style-name="ce1" office:value-type="float" office:value="2257" calcext:value-type="float">
            <text:p>2257</text:p>
          </table:table-cell>
          <table:table-cell table:style-name="ce1" office:value-type="float" office:value="2396" calcext:value-type="float">
            <text:p>2396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2794" calcext:value-type="float">
            <text:p>279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A1:.F6])" office:value-type="float" office:value="2614.08333333333" calcext:value-type="float">
            <text:p>2614.08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. Estim.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. Dev.</text:p>
          </table:table-cell>
          <table:table-cell table:formula="of:=STDEV([.A1:.F6])" office:value-type="float" office:value="298.950867917408" calcext:value-type="float">
            <text:p>298.950867917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A1:.F6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mula</text:p>
          </table:table-cell>
          <table:table-cell table:formula="of:=([.B10]-[.B11])/([.B12]/SQRT([.B13]))" office:value-type="float" office:value="0.282655141925683" calcext:value-type="float">
            <text:p>0.28265514192568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mula pa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 – pr.est.</text:p>
          </table:table-cell>
          <table:table-cell table:formula="of:=([.B10]-[.B11])" office:value-type="float" office:value="14.0833333333335" calcext:value-type="float">
            <text:p>14.0833333333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rt(n)</text:p>
          </table:table-cell>
          <table:table-cell table:formula="of:=SQRT([.B1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Dev / sqrt(n)</text:p>
          </table:table-cell>
          <table:table-cell table:formula="of:=[.B12]/SQRT([.B13])" office:value-type="float" office:value="49.8251446529013" calcext:value-type="float">
            <text:p>49.8251446529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x1-x2]/[sig / sqrt(n)]</text:p>
          </table:table-cell>
          <table:table-cell table:formula="of:=([.B10]-[.B11])/([.B12]/SQRT([.B13]))" office:value-type="float" office:value="0.282655141925683" calcext:value-type="float">
            <text:p>0.282655141925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formula="of:=[.B15]" office:value-type="float" office:value="0.282655141925683" calcext:value-type="float">
            <text:p>0.282655141925683</text:p>
          </table:table-cell>
          <table:table-cell table:number-columns-repeated="4"/>
        </table:table-row>
      </table:table>
      <table:table table:name="copy paste" table:style-name="ta1"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1" calcext:value-type="float">
            <text:p>2581</text:p>
          </table:table-cell>
          <table:table-cell office:value-type="float" office:value="2558" calcext:value-type="float">
            <text:p>2558</text:p>
          </table:table-cell>
          <table:table-cell office:value-type="float" office:value="2453" calcext:value-type="float">
            <text:p>2453</text:p>
          </table:table-cell>
          <table:table-cell office:value-type="float" office:value="2069" calcext:value-type="float">
            <text:p>2069</text:p>
          </table:table-cell>
          <table:table-cell office:value-type="float" office:value="2542" calcext:value-type="float">
            <text:p>2542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2" calcext:value-type="float">
            <text:p>2962</text:p>
          </table:table-cell>
          <table:table-cell office:value-type="float" office:value="2965" calcext:value-type="float">
            <text:p>2965</text:p>
          </table:table-cell>
          <table:table-cell office:value-type="float" office:value="2065" calcext:value-type="float">
            <text:p>2065</text:p>
          </table:table-cell>
          <table:table-cell office:value-type="float" office:value="2781" calcext:value-type="float">
            <text:p>2781</text:p>
          </table:table-cell>
          <table:table-cell office:value-type="float" office:value="2758" calcext:value-type="float">
            <text:p>2758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5" calcext:value-type="float">
            <text:p>2585</text:p>
          </table:table-cell>
          <table:table-cell office:value-type="float" office:value="2957" calcext:value-type="float">
            <text:p>2957</text:p>
          </table:table-cell>
          <table:table-cell office:value-type="float" office:value="2894" calcext:value-type="float">
            <text:p>2894</text:p>
          </table:table-cell>
          <table:table-cell office:value-type="float" office:value="2676" calcext:value-type="float">
            <text:p>2676</text:p>
          </table:table-cell>
          <table:table-cell office:value-type="float" office:value="2879" calcext:value-type="float">
            <text:p>287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2512" calcext:value-type="float">
            <text:p>2512</text:p>
          </table:table-cell>
          <table:table-cell office:value-type="float" office:value="2074" calcext:value-type="float">
            <text:p>2074</text:p>
          </table:table-cell>
          <table:table-cell office:value-type="float" office:value="2940" calcext:value-type="float">
            <text:p>2940</text:p>
          </table:table-cell>
          <table:table-cell office:value-type="float" office:value="2876" calcext:value-type="float">
            <text:p>287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2" calcext:value-type="float">
            <text:p>2572</text:p>
          </table:table-cell>
          <table:table-cell office:value-type="float" office:value="2944" calcext:value-type="float">
            <text:p>2944</text:p>
          </table:table-cell>
          <table:table-cell office:value-type="float" office:value="2621" calcext:value-type="float">
            <text:p>2621</text:p>
          </table:table-cell>
          <table:table-cell office:value-type="float" office:value="2971" calcext:value-type="float">
            <text:p>2971</text:p>
          </table:table-cell>
          <table:table-cell office:value-type="float" office:value="2915" calcext:value-type="float">
            <text:p>2915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  <table:table-cell office:value-type="float" office:value="2396" calcext:value-type="float">
            <text:p>2396</text:p>
          </table:table-cell>
          <table:table-cell office:value-type="float" office:value="2935" calcext:value-type="float">
            <text:p>2935</text:p>
          </table:table-cell>
          <table:table-cell office:value-type="float" office:value="2397" calcext:value-type="float">
            <text:p>2397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9:27:58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08:15:14.144000000</meta:creation-date>
    <dc:date>2020-06-26T19:28:36.544000000</dc:date>
    <meta:editing-duration>PT11M25S</meta:editing-duration>
    <meta:editing-cycles>5</meta:editing-cycles>
    <meta:generator>LibreOffice/6.4.4.2$Windows_X86_64 LibreOffice_project/3d775be2011f3886db32dfd395a6a6d1ca2630ff</meta:generator>
    <meta:document-statistic meta:table-count="2" meta:cell-count="105" meta:object-count="0"/>
  </office:meta>
</office:document-meta>
</file>